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estacion</text:p>
          </table:table-cell>
          <table:table-cell table:style-name="ce7"/>
          <table:table-cell table:style-name="ce1" office:value-type="string" calcext:value-type="string">
            <text:p>ide_dato</text:p>
          </table:table-cell>
          <table:table-cell table:style-name="ce1" office:value-type="string" calcext:value-type="string">
            <text:p>ide_estacion</text:p>
          </table:table-cell>
          <table:table-cell table:style-name="ce1" office:value-type="string" calcext:value-type="string">
            <text:p>ide_sensor</text:p>
          </table:table-cell>
          <table:table-cell table:style-name="ce1" office:value-type="string" calcext:value-type="string">
            <text:p>valor_med</text:p>
          </table:table-cell>
          <table:table-cell table:style-name="ce1" office:value-type="string" calcext:value-type="string">
            <text:p>fec_med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uby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minutos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60*24" office:value-type="float" office:value="1440" calcext:value-type="float">
            <text:p>1440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L3]/[.M3]*[.K4]" office:value-type="float" office:value="0.0208333333333333" calcext:value-type="float">
            <text:p>0.0208333333</text:p>
          </table:table-cell>
          <table:table-cell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11:06.554135814</meta:creation-date>
    <dc:date>2017-07-11T16:48:32.952829424</dc:date>
    <meta:editing-duration>PT46M21S</meta:editing-duration>
    <meta:editing-cycles>10</meta:editing-cycles>
    <meta:generator>LibreOffice/5.1.6.2$Linux_X86_64 LibreOffice_project/10m0$Build-2</meta:generator>
    <meta:document-statistic meta:table-count="1" meta:cell-count="79" meta:object-count="0"/>
  </office:meta>
</office:document-meta>
</file>